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3.108cm" style:use-optimal-column-width="false"/>
    </style:style>
    <style:style style:name="co2" style:family="table-column">
      <style:table-column-properties style:column-width="3.175cm" style:use-optimal-column-width="false"/>
    </style:style>
    <style:style style:name="co3" style:family="table-column">
      <style:table-column-properties style:column-width="11.072cm" style:use-optimal-column-width="false"/>
    </style:style>
    <style:style style:name="co4" style:family="table-column">
      <style:table-column-properties style:column-width="9.244cm" style:use-optimal-column-width="false"/>
    </style:style>
    <style:style style:name="co5" style:family="table-column">
      <style:table-column-properties style:column-width="11.637cm" style:use-optimal-column-width="false"/>
    </style:style>
    <style:style style:name="co6" style:family="table-column">
      <style:table-column-properties style:column-width="13.562cm" style:use-optimal-column-width="false"/>
    </style:style>
    <style:style style:name="co7" style:family="table-column">
      <style:table-column-properties style:column-width="4.332cm" style:use-optimal-column-width="false"/>
    </style:style>
    <style:style style:name="co8" style:family="table-column">
      <style:table-column-properties style:column-width="4.33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ce2" style:family="table-cell">
      <style:text-properties style:font-name="Liberation Sans2" fo:font-size="18pt" style:font-size-asian="18pt" style:font-size-complex="18pt"/>
    </style:style>
    <style:style style:name="ce3" style:family="table-cell"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text-properties style:font-name="Liberation Sans2"/>
    </style:style>
    <style:style style:name="ce5" style:family="table-cell">
      <style:text-properties style:font-name="Liberation Sans2"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P3" style:family="paragraph">
      <style:text-properties style:font-name="Liberation Sans2" fo:font-size="18pt" style:font-size-asian="18pt" style:font-size-complex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style:font-name="Liberation Sans2"/>
    </style:style>
    <style:style style:name="P6" style:family="paragraph">
      <style:text-properties style:font-name="Liberation Sans2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1">Конструкции DDL. Уровень табли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ипы данных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Числовые типы</text:p>
              </text:list-item>
              <text:list-item>
                <text:p>Денежные типы</text:p>
              </text:list-item>
              <text:list-item>
                <text:p>Символьные типы</text:p>
              </text:list-item>
              <text:list-item>
                <text:p>Двоичные типы данных</text:p>
              </text:list-item>
              <text:list-item>
                <text:p>Типы дата/времени</text:p>
              </text:list-item>
              <text:list-item>
                <text:p>Логический тип</text:p>
              </text:list-item>
              <text:list-item>
                <text:p>Перечисления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Числовые типы</text:p>
          </draw:text-box>
        </draw:frame>
        <draw:frame draw:style-name="standard" draw:layer="layout" svg:width="26.598cm" svg:height="14.772cm" svg:x="0.8cm" svg:y="4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Имя</text:p>
              </table:table-cell>
              <table:table-cell>
                <text:p text:style-name="P2">Размер</text:p>
              </table:table-cell>
              <table:table-cell>
                <text:p text:style-name="P2">Описание </text:p>
              </table:table-cell>
              <table:table-cell>
                <text:p text:style-name="P2">Диапазон</text:p>
              </table:table-cell>
            </table:table-row>
            <table:table-row table:style-name="ro2" table:default-cell-style-name="ce2">
              <table:table-cell>
                <text:p text:style-name="P3">smallint</text:p>
              </table:table-cell>
              <table:table-cell>
                <text:p text:style-name="P3">2 байта</text:p>
              </table:table-cell>
              <table:table-cell>
                <text:p text:style-name="P3">целые числа малого диапазона</text:p>
              </table:table-cell>
              <table:table-cell>
                <text:p text:style-name="P3">-32768 ~ +32767</text:p>
              </table:table-cell>
            </table:table-row>
            <table:table-row table:style-name="ro2" table:default-cell-style-name="ce2">
              <table:table-cell>
                <text:p text:style-name="P3">Integer (int)</text:p>
              </table:table-cell>
              <table:table-cell>
                <text:p text:style-name="P3">3 байта</text:p>
              </table:table-cell>
              <table:table-cell>
                <text:p text:style-name="P3">обычные целые числа</text:p>
              </table:table-cell>
              <table:table-cell>
                <text:p text:style-name="P3">-2147483648 ~ +2147483647</text:p>
              </table:table-cell>
            </table:table-row>
            <table:table-row table:style-name="ro2" table:default-cell-style-name="ce2">
              <table:table-cell>
                <text:p text:style-name="P3">bigint</text:p>
              </table:table-cell>
              <table:table-cell>
                <text:p text:style-name="P3">8 байт</text:p>
              </table:table-cell>
              <table:table-cell>
                <text:p text:style-name="P3">целые числа большого диапазона</text:p>
              </table:table-cell>
              <table:table-cell>
                <text:p text:style-name="P3">-9223372036854775808 ~ 9223372036854775807</text:p>
              </table:table-cell>
            </table:table-row>
            <table:table-row table:style-name="ro2" table:default-cell-style-name="ce2">
              <table:table-cell>
                <text:p text:style-name="P3">decimal</text:p>
              </table:table-cell>
              <table:table-cell>
                <text:p text:style-name="P3">переменный</text:p>
              </table:table-cell>
              <table:table-cell>
                <text:p text:style-name="P3">числа с точностью, указываемой пользователем, точное число</text:p>
              </table:table-cell>
              <table:table-cell>
                <text:p text:style-name="P3">131072 разрядов до точки; 16383 разрядов после точки</text:p>
              </table:table-cell>
            </table:table-row>
            <table:table-row table:style-name="ro2" table:default-cell-style-name="ce2">
              <table:table-cell>
                <text:p text:style-name="P3">numeric</text:p>
              </table:table-cell>
              <table:table-cell>
                <text:p text:style-name="P3">переменный</text:p>
              </table:table-cell>
              <table:table-cell>
                <text:p text:style-name="P3">числа с точностью, указываемой пользователем, точное число</text:p>
              </table:table-cell>
              <table:table-cell>
                <text:p text:style-name="P3">131072 разрядов до точки; 16383 разрядов после точки</text:p>
              </table:table-cell>
            </table:table-row>
            <table:table-row table:style-name="ro2" table:default-cell-style-name="ce2">
              <table:table-cell>
                <text:p text:style-name="P3">real</text:p>
              </table:table-cell>
              <table:table-cell>
                <text:p text:style-name="P3">4 байта</text:p>
              </table:table-cell>
              <table:table-cell>
                <text:p text:style-name="P3">переменная точность, неточное число</text:p>
              </table:table-cell>
              <table:table-cell>
                <text:p text:style-name="P3">точность 6 десятичных разрядов</text:p>
              </table:table-cell>
            </table:table-row>
            <table:table-row table:style-name="ro2" table:default-cell-style-name="ce2">
              <table:table-cell>
                <text:p text:style-name="P3">double precision</text:p>
              </table:table-cell>
              <table:table-cell>
                <text:p text:style-name="P3">8 байта</text:p>
              </table:table-cell>
              <table:table-cell>
                <text:p text:style-name="P3">переменная точность, неточное число</text:p>
              </table:table-cell>
              <table:table-cell>
                <text:p text:style-name="P3">точность 15 десятичных разрядов</text:p>
              </table:table-cell>
            </table:table-row>
            <table:table-row table:style-name="ro2" table:default-cell-style-name="ce2">
              <table:table-cell>
                <text:p text:style-name="P3">serial</text:p>
              </table:table-cell>
              <table:table-cell>
                <text:p text:style-name="P3">4 байта</text:p>
              </table:table-cell>
              <table:table-cell>
                <text:p text:style-name="P3">целое число с автоувеличением</text:p>
              </table:table-cell>
              <table:table-cell>
                <text:p text:style-name="P3">1 ~ 2147483647</text:p>
              </table:table-cell>
            </table:table-row>
            <table:table-row table:style-name="ro2" table:default-cell-style-name="ce2">
              <table:table-cell>
                <text:p text:style-name="P3">bigserial</text:p>
              </table:table-cell>
              <table:table-cell>
                <text:p text:style-name="P3">8 байт</text:p>
              </table:table-cell>
              <table:table-cell>
                <text:p text:style-name="P3">большое целое число с автоувеличением</text:p>
              </table:table-cell>
              <table:table-cell>
                <text:p text:style-name="P3">1 ~ 922337203685477580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енежные типы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money<text:tab/>(8 байт) – значения валюты</text:p>
                <text:p>-92233720368547758.08 ~ 92233720368547758.0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имвольные типы</text:p>
          </draw:text-box>
        </draw:frame>
        <draw:frame draw:style-name="standard" draw:layer="layout" svg:width="25.198cm" svg:height="5.65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4">Имя</text:p>
              </table:table-cell>
              <table:table-cell>
                <text:p text:style-name="P4">Описание</text:p>
              </table:table-cell>
            </table:table-row>
            <table:table-row table:style-name="ro2" table:default-cell-style-name="gray2">
              <table:table-cell>
                <text:p>character varying(n), varchar(n)</text:p>
              </table:table-cell>
              <table:table-cell>
                <text:p>переменной длины с ограничением</text:p>
              </table:table-cell>
            </table:table-row>
            <table:table-row table:style-name="ro2" table:default-cell-style-name="gray1">
              <table:table-cell>
                <text:p>character(n), char(n)</text:p>
              </table:table-cell>
              <table:table-cell>
                <text:p>фиксированной длины с заполнением пробелами</text:p>
              </table:table-cell>
            </table:table-row>
            <table:table-row table:style-name="ro2" table:default-cell-style-name="gray2">
              <table:table-cell>
                <text:p>text</text:p>
              </table:table-cell>
              <table:table-cell>
                <text:p>переменная неограниченной длины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воичные типы данных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Bytea (1 или 4 байта плюс сама двоичная строка) двоичная строка переменной длины.</text:p>
                <text:p/>
                <text:p>SELECT E'\\xDEADBEEF'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ипы даты/времени</text:p>
          </draw:text-box>
        </draw:frame>
        <draw:frame draw:style-name="standard" draw:layer="layout" svg:width="25.997cm" svg:height="15.161cm" svg:x="0.8cm" svg:y="4.2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4">
              <table:table-cell>
                <text:p text:style-name="P5">Имя</text:p>
              </table:table-cell>
              <table:table-cell>
                <text:p text:style-name="P5">Размер</text:p>
              </table:table-cell>
              <table:table-cell>
                <text:p text:style-name="P5">Описание</text:p>
              </table:table-cell>
              <table:table-cell>
                <text:p text:style-name="P5">Наименьшее значение</text:p>
              </table:table-cell>
              <table:table-cell>
                <text:p text:style-name="P5">Наибольшее значение</text:p>
              </table:table-cell>
              <table:table-cell>
                <text:p text:style-name="P5">Точность</text:p>
              </table:table-cell>
            </table:table-row>
            <table:table-row table:style-name="ro2" table:default-cell-style-name="ce5">
              <table:table-cell>
                <text:p text:style-name="P6">timestamp [ (p) ] [ without time zone ]</text:p>
              </table:table-cell>
              <table:table-cell>
                <text:p text:style-name="P6">8 байт</text:p>
              </table:table-cell>
              <table:table-cell>
                <text:p text:style-name="P6">дата и время (без часового пояса)</text:p>
              </table:table-cell>
              <table:table-cell>
                <text:p text:style-name="P6">4713 до н. э.</text:p>
              </table:table-cell>
              <table:table-cell>
                <text:p text:style-name="P6">294276 н. э.</text:p>
              </table:table-cell>
              <table:table-cell>
                <text:p text:style-name="P6">1 микросекунда / 14 цифр</text:p>
              </table:table-cell>
            </table:table-row>
            <table:table-row table:style-name="ro2" table:default-cell-style-name="ce5">
              <table:table-cell>
                <text:p text:style-name="P6">timestamp [ (p) ] with time zone</text:p>
              </table:table-cell>
              <table:table-cell>
                <text:p text:style-name="P6">8 байт</text:p>
              </table:table-cell>
              <table:table-cell>
                <text:p text:style-name="P6">дата и время (с часовым поясом)</text:p>
              </table:table-cell>
              <table:table-cell>
                <text:p text:style-name="P6">4713 до н. э.</text:p>
              </table:table-cell>
              <table:table-cell>
                <text:p text:style-name="P6">294276 н. э.</text:p>
              </table:table-cell>
              <table:table-cell>
                <text:p text:style-name="P6">1 микросекунда / 14 цифр</text:p>
              </table:table-cell>
            </table:table-row>
            <table:table-row table:style-name="ro2" table:default-cell-style-name="ce5">
              <table:table-cell>
                <text:p text:style-name="P6">date</text:p>
              </table:table-cell>
              <table:table-cell>
                <text:p text:style-name="P6">4 байта</text:p>
              </table:table-cell>
              <table:table-cell>
                <text:p text:style-name="P6">дата (без времени суток)</text:p>
              </table:table-cell>
              <table:table-cell>
                <text:p text:style-name="P6">4713 до н. э.</text:p>
              </table:table-cell>
              <table:table-cell>
                <text:p text:style-name="P6">5874897 н. э.</text:p>
              </table:table-cell>
              <table:table-cell>
                <text:p text:style-name="P6">1 день</text:p>
              </table:table-cell>
            </table:table-row>
            <table:table-row table:style-name="ro2" table:default-cell-style-name="ce5">
              <table:table-cell>
                <text:p text:style-name="P6">time [ (p) ] [ without time zone ]</text:p>
              </table:table-cell>
              <table:table-cell>
                <text:p text:style-name="P6">8 байт</text:p>
              </table:table-cell>
              <table:table-cell>
                <text:p text:style-name="P6">время суток (без даты)</text:p>
              </table:table-cell>
              <table:table-cell>
                <text:p text:style-name="P6">00:00:00</text:p>
              </table:table-cell>
              <table:table-cell>
                <text:p text:style-name="P6">24:00:00</text:p>
              </table:table-cell>
              <table:table-cell>
                <text:p text:style-name="P6">1 микросекунда / 14 цифр</text:p>
              </table:table-cell>
            </table:table-row>
            <table:table-row table:style-name="ro2" table:default-cell-style-name="ce5">
              <table:table-cell>
                <text:p text:style-name="P6">time [ (p) ] with time zone</text:p>
              </table:table-cell>
              <table:table-cell>
                <text:p text:style-name="P6">12 байт<text:tab/></text:p>
              </table:table-cell>
              <table:table-cell>
                <text:p text:style-name="P6">только время суток (с часовым поясом)</text:p>
              </table:table-cell>
              <table:table-cell>
                <text:p text:style-name="P6">00:00:00+1459</text:p>
              </table:table-cell>
              <table:table-cell>
                <text:p text:style-name="P6">24:00:00-1459</text:p>
              </table:table-cell>
              <table:table-cell>
                <text:p text:style-name="P6">1 микросекунда / 14 цифр</text:p>
              </table:table-cell>
            </table:table-row>
            <table:table-row table:style-name="ro2" table:default-cell-style-name="ce5">
              <table:table-cell>
                <text:p text:style-name="P6">interval [ поля ] [ (p) ]</text:p>
              </table:table-cell>
              <table:table-cell>
                <text:p text:style-name="P6">16 байт</text:p>
              </table:table-cell>
              <table:table-cell>
                <text:p text:style-name="P6">временной интервал</text:p>
              </table:table-cell>
              <table:table-cell>
                <text:p text:style-name="P6">-178000000 лет</text:p>
              </table:table-cell>
              <table:table-cell>
                <text:p text:style-name="P6">178000000 лет</text:p>
              </table:table-cell>
              <table:table-cell>
                <text:p text:style-name="P6">1 микросекунда / 14 цифр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Логический тип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boolean<text:tab/>(1 байт)<text:tab/>состояние: истина или ложь.</text:p>
                <text:p>TRUE | 't' | 'true' | 'y' | 'yes' | 'on' | '1'</text:p>
                <text:p>FALSE | 'f' | 'false' | 'n' | 'no' | 'off' | '0'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ипы перечислений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REATE TYPE mood AS ENUM ('sad', 'ok', 'happy');</text:p>
                <text:p>Порядок значений в перечислении определяется последовательностью, в которой были указаны значения при создании типа.</text:p>
                <text:p>Все типы перечислений считаются уникальными и поэтому значения разных типов нельзя сравнивать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REATE [ { TEMPORARY | TEMP } | UNLOGGED ] TABLE [ IF NOT EXISTS ] имя_таблицы ( [</text:p>
                <text:p><text:s text:c="2"/>{ имя_столбца тип_данных [ COLLATE правило_сортировки ] [ ограничение_столбца [ ... ] ]</text:p>
                <text:p><text:s text:c="4"/>| ограничение_таблицы</text:p>
                <text:p><text:s text:c="4"/>| LIKE исходная_таблица [ вариант_копирования ... ] }</text:p>
                <text:p><text:s text:c="4"/>[, ... ]</text:p>
                <text:p>] )</text:p>
                <text:p>[ INHERITS ( таблица_родитель [, ... ] ) ]</text:p>
                <text:p>[ WITH ( параметр_хранения [= значение] [, ... ] ) | WITH OIDS | WITHOUT OIDS ]</text:p>
                <text:p>[ ON COMMIT { PRESERVE ROWS | DELETE ROWS | DROP } ]</text:p>
                <text:p>[ TABLESPACE табл_пространство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Sequ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REATE [ TEMPORARY | TEMP ] SEQUENCE [ IF NOT EXISTS ] имя [ INCREMENT [ BY ] шаг ]</text:p>
                <text:p><text:s text:c="4"/>[ MINVALUE мин_значение | NO MINVALUE ] [ MAXVALUE макс_значение | NO MAXVALUE ]</text:p>
                <text:p><text:s text:c="4"/>[ START [ WITH ] начало ] [ CACHE кеш ] [ [ NO ] CYCLE ]</text:p>
                <text:p><text:s text:c="4"/>[ OWNED BY { имя_таблицы.имя_столбца | NONE } ];</text:p>
                <text:p/>
                <text:p>SELECTY * FROM nam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Sequ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ALTER SEQUENCE [ IF EXISTS ] имя [ INCREMENT [ BY ] шаг ]</text:p>
                <text:p><text:s text:c="4"/>[ MINVALUE мин_значение | NO MINVALUE ] [ MAXVALUE макс_значение | NO MAXVALUE ]</text:p>
                <text:p><text:s text:c="4"/>[ START [ WITH ] начало ]</text:p>
                <text:p><text:s text:c="4"/>[ RESTART [ [ WITH ] перезапуск ] ]</text:p>
                <text:p><text:s text:c="4"/>[ CACHE кеш ] [ [ NO ] CYCLE ]</text:p>
                <text:p><text:s text:c="4"/>[ OWNED BY { имя_таблицы.имя_столбца | NONE } ]</text:p>
                <text:p/>
                <text:p>ALTER SEQUENCE [ IF EXISTS ] имя OWNER TO { новый_владелец | CURRENT_USER | SESSION_USER }</text:p>
                <text:p>ALTER SEQUENCE [ IF EXISTS ] имя RENAME TO новое_имя</text:p>
                <text:p>ALTER SEQUENCE [ IF EXISTS ] имя SET SCHEMA новая_схем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Sequ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DROP SEQUENCE [ IF EXISTS ] имя [, ...] [ CASCADE | RESTRICT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ault valu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price numeric DEFAULT 9.99</text:p>
                <text:p/>
                <text:p>product_no integer DEFAULT nextval('products_product_no_seq')</text:p>
                <text:p/>
                <text:p>product_no SERI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HECK CONSTRAINTS</text:p>
              </text:list-item>
              <text:list-item>
                <text:p>NOT NULL</text:p>
              </text:list-item>
              <text:list-item>
                <text:p>UNIQUE</text:p>
              </text:list-item>
              <text:list-item>
                <text:p>PRIMARY KEY</text:p>
              </text:list-item>
              <text:list-item>
                <text:p>FOREIGN KEYS</text:p>
              </text:list-item>
              <text:list-item>
                <text:p>EXCLUDE CONSTRA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Ke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Primary Key — поле или группа полей, которые служат для однозначной идентификации строки в таблице.</text:p>
                <text:p/>
              </text:list-header>
            </text:list>
            <text:list text:style-name="L5">
              <text:list-item>
                <text:p><text:s/>column_1 <text:span text:style-name="T2">data_type</text:span> PRIMARY KEY</text:p>
              </text:list-item>
              <text:list-item>
                <text:p><text:s/>PRIMARY KEY (column_1, column_2)</text:p>
              </text:list-item>
              <text:list-item>
                <text:p><text:s/>CONSTRAINT constraint_name PRIMARY KEY(column_1, column_2,...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LL | NOT NUL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product_no integer NOT NULL</text:p>
                <text:p>product_no integer NULL // в стандарте SQL отсутствует</text:p>
                <text:p>! При проектировании баз данных чаще всего большинство столбцов должны быть помечены как NOT NULL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 Constrain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price numeric CHECK (price &gt; 0)</text:p>
                <text:p>price numeric CONSTRAINT positive_price CHECK (price &gt; 0)</text:p>
                <text:p/>
                <text:p>CHECK (price &gt; discounted_price)</text:p>
                <text:p>CHECK (discounted_price &gt; 0 AND price &gt; discounted_price)</text:p>
                <text:p>CONSTRAINT valid_discount CHECK (price &gt; discounted_pri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REATE TABLE cities (</text:p>
                <text:p><text:s text:c="4"/>name <text:s text:c="11"/>text,</text:p>
                <text:p><text:s text:c="4"/>population <text:s text:c="5"/>float,</text:p>
                <text:p><text:s text:c="4"/>altitude <text:s text:c="7"/>int</text:p>
                <text:p>);</text:p>
                <text:p/>
                <text:p>CREATE TABLE capitals (</text:p>
                <text:p><text:s text:c="4"/>state <text:s text:c="10"/>char(2)</text:p>
                <text:p>) INHERITS (cities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Пример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CREATE TABLE films (</text:p>
                <text:p><text:s text:c="4"/>code <text:s text:c="7"/>char(5) CONSTRAINT firstkey PRIMARY KEY,</text:p>
                <text:p><text:s text:c="4"/>title <text:s text:c="6"/>varchar(40) NOT NULL,</text:p>
                <text:p><text:s text:c="4"/>did <text:s text:c="8"/>integer NOT NULL,</text:p>
                <text:p><text:s text:c="4"/>date_prod <text:s text:c="2"/>date,</text:p>
                <text:p><text:s text:c="4"/>kind <text:s text:c="7"/>varchar(10),</text:p>
                <text:p><text:s text:c="4"/>len <text:s text:c="8"/>interval hour to minute</text:p>
                <text:p>);</text:p>
                <text:p/>
                <text:p>CREATE TABLE distributors (</text:p>
                <text:p><text:s text:c="5"/>did <text:s text:c="3"/>integer PRIMARY KEY DEFAULT nextval('serial'),</text:p>
                <text:p><text:s text:c="5"/>name <text:s text:c="2"/>varchar(40) NOT NULL CHECK (name &lt;&gt; '')</text:p>
                <text:p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T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DROP TABLE [ IF EXISTS ] имя [, ...] [ CASCADE | RESTRICT ]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ER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INSERT INTO имя_таблицы [ AS псевдоним ] [ ( имя_столбца [, ...] ) ]</text:p>
                <text:p><text:s text:c="4"/>{ DEFAULT VALUES | VALUES ( { выражение | DEFAULT } [, ...] ) [, ...] | запрос }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modern" fo:font-size="10pt" fo:language="ru" fo:country="RU" style:letter-kerning="true" style:font-name-asian="Liberation Mono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style:letter-kerning="true" style:font-name-asian="DejaVu Sans2" style:font-family-asian="'DejaVu Sans'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fo:font-style="italic" style:letter-kerning="true" style:font-name-asian="DejaVu Sans2" style:font-family-asian="'DejaVu Sans'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style:letter-kerning="true" style:font-name-asian="DejaVu Sans2" style:font-family-asian="'DejaVu Sans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2:03:40.386671710</meta:creation-date>
    <dc:date>2017-09-17T23:46:33.007138059</dc:date>
    <meta:editing-duration>P1DT9H29M28S</meta:editing-duration>
    <meta:editing-cycles>92</meta:editing-cycles>
    <meta:generator>LibreOffice/5.2.7.2$Linux_x86 LibreOffice_project/20m0$Build-2</meta:generator>
    <meta:document-statistic meta:object-count="109"/>
  </office:meta>
</office:document-meta>
</file>